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e8613" officeooo:paragraph-rsid="001e8613"/>
    </style:style>
    <style:style style:name="P2" style:family="paragraph" style:parent-style-name="Standard">
      <style:paragraph-properties fo:text-align="justify" style:justify-single-word="false"/>
      <style:text-properties officeooo:rsid="001e8613" officeooo:paragraph-rsid="001e8613"/>
    </style:style>
    <style:style style:name="P3" style:family="paragraph" style:parent-style-name="Standard" style:list-style-name="Numbering_20_123">
      <style:paragraph-properties fo:text-align="justify" style:justify-single-word="false"/>
      <style:text-properties officeooo:rsid="001e8613" officeooo:paragraph-rsid="001e8613"/>
    </style:style>
    <style:style style:name="P4" style:family="paragraph" style:parent-style-name="Table_20_Contents">
      <style:paragraph-properties fo:text-align="justify" style:justify-single-word="false"/>
    </style:style>
    <style:style style:name="T1" style:family="text">
      <style:text-properties officeooo:rsid="001e8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λοποίηση Συστημάτων Βάσεων δεδομένων</text:p>
      <text:p text:style-name="P1">Επεκτατός κατακερματισμός.</text:p>
      <text:p text:style-name="P2"/>
      <text:p text:style-name="P2">Έχουμε λύσει την άσκηση με κατακερμασμό στα MSB ως εξής:</text:p>
      <text:p text:style-name="P2"/>
      <text:p text:style-name="P2">Σε ένα αρχείο BF βάζουμε τις εγγραφές με παρόμοιο τρόπο όπως στα αρχεία σωρού. Οι εγγραφές τοποθετούνται η μία δίπλα από την άλλη και η αρίθμηση των blocks γίνεται από το 0 του επιπέδου BF. Κάθε block περιέχει έναν ακέραιο αριθμό που είναι το πλήθος των εγγραφων που βρίσκονται σε αυτό.</text:p>
      <text:p text:style-name="P2"/>
      <text:p text:style-name="P2">Σε δεύτερο αρχείο BF τοποθετούμε τα εξής (σε 3 blocks ξωριστά):</text:p>
      <text:p text:style-name="P2"/>
      <text:list xml:id="list585453663" text:style-name="Numbering_20_123">
        <text:list-item>
          <text:p text:style-name="P3">Τα μεταδεδομένα του πίνακα κατακερματισμού (ολικό βάθος του ευρετηρίου και πλήθος εγγραφών σε μορφή CSV</text:p>
        </text:list-item>
        <text:list-item>
          <text:p text:style-name="P3">Τον πίνακα κατακερματισμού ως απεικόνιση κάδου – μπλοκ. Ο πίνακας αυτός τοποθετείται μόνο σε ένα block. </text:p>
        </text:list-item>
        <text:list-item>
          <text:p text:style-name="P3">Τα τοπικά βάθη για κάθε κάδο (επίσης σε ένα block)</text:p>
        </text:list-item>
      </text:list>
      <text:p text:style-name="P2"/>
      <text:p text:style-name="P2">Τα αρχεία αυτά ενημερώνονται παράλληλα. Μόνο το αρχείο δεδομένων παραμένει ανοιχτό στη μνήμη, ενώ το δεύτερο αρχείο (ευρετηρίου) ανανεώνεται μόνο στο open και στο close του επιπέδου ΗΤ. Στο ενδιάμεσο ο πίνακας κατακερματισμού ανανεώνεται στη μνήμη αποκλειστικά.</text:p>
      <text:p text:style-name="P2"/>
      <text:p text:style-name="P2">Ιδανικά θα έπρεπε να επεκτείνουμε τον κώδικα ώστε να το ευρετήριο να μπορεί να καταλαμβάνει περισσότερα από 1 μπλοκ αλλά λόγω χρόνου δεν το υλοποιήσαμε.</text:p>
      <text:p text:style-name="P2"/>
      <text:p text:style-name="P2">Η main εισάγει 110 εγγραφές και για κάθε εγγραφή κάνει αναζήτηση για να δει ότι πράγματι η εγγραφή υπάρχει. Έπειτα εκτυπώνει όλες τις εγγραφές του ευρετηρίου. Οι συναρτήσεις έχουν υλοποιηθεί όλες όπως ζητά η εκφώνηση.</text:p>
      <text:p text:style-name="P2"/>
      <text:p text:style-name="P2">Δομή για κάθε block πληροφοριών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typedef struct RecordBlock {</text:p>
            <text:p text:style-name="P4"><text:s text:c="4"/>int num_records;</text:p>
            <text:p text:style-name="P4"><text:s text:c="4"/>Record records[BF_BLOCK_SIZE / sizeof (Record)];</text:p>
            <text:p text:style-name="P4">} RecordBlock;</text:p>
          </table:table-cell>
        </table:table-row>
      </table:table>
      <text:p text:style-name="P2"/>
      <text:p text:style-name="P2">Δομή για τα ανοιχτά αρχεία: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struct {</text:p>
            <text:p text:style-name="P4"><text:s text:c="4"/>int open_files;</text:p>
            <text:p text:style-name="P4"/>
            <text:p text:style-name="P4"><text:s text:c="4"/>struct {</text:p>
            <text:p text:style-name="P4"><text:s text:c="8"/>char fileName[PATH_MAX];</text:p>
            <text:p text:style-name="P4"><text:s text:c="8"/>int file_desc;</text:p>
            <text:p text:style-name="P4"><text:s text:c="8"/>int hash_table[MAX_BUCKETS]; // maps: bucket =&gt; block</text:p>
            <text:p text:style-name="P4"><text:s text:c="8"/>int local_depths[MAX_BUCKETS]; // maps: bucket =&gt; <text:span text:style-name="T1">depth</text:span></text:p>
            <text:p text:style-name="P4"><text:s text:c="8"/>int num_of_max_records; // max number of records within a block</text:p>
            <text:p text:style-name="P4"><text:s text:c="8"/>int global_depth;</text:p>
            <text:p text:style-name="P4"><text:s text:c="8"/>bool available; // available or not</text:p>
            <text:p text:style-name="P4"><text:s text:c="4"/>} hashTableInfo[MAX_OPEN_FILES];</text:p>
            <text:p text:style-name="P4">} openFileIndex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21:09:08.368921128</meta:creation-date>
    <meta:generator>LibreOffice/7.3.7.2$Linux_X86_64 LibreOffice_project/30$Build-2</meta:generator>
    <dc:date>2023-12-05T21:18:40.417492712</dc:date>
    <meta:editing-duration>PT9M33S</meta:editing-duration>
    <meta:editing-cycles>1</meta:editing-cycles>
    <meta:document-statistic meta:table-count="2" meta:image-count="0" meta:object-count="0" meta:page-count="1" meta:paragraph-count="29" meta:word-count="287" meta:character-count="1942" meta:non-whitespace-character-count="1609"/>
  </office:meta>
</office:document-meta>
</file>